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background-color="transparent" style:font-style-asian="normal" style:font-style-complex="normal"/>
    </style:style>
    <style:style style:name="P2" style:family="paragraph" style:parent-style-name="Standard">
      <style:paragraph-properties fo:text-align="justify" style:justify-single-word="false"/>
      <style:text-properties fo:background-color="transparent"/>
    </style:style>
    <style:style style:name="P3" style:family="paragraph" style:parent-style-name="Standard">
      <style:paragraph-properties fo:text-align="justify" style:justify-single-word="false"/>
      <style:text-properties fo:font-weight="normal" fo:background-color="transparent" style:font-weight-asian="normal" style:font-weight-complex="normal"/>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style="italic" style:text-underline-style="solid" style:text-underline-width="auto" style:text-underline-color="font-color" fo:background-color="transparent" style:font-style-asian="italic" style:font-style-complex="italic"/>
    </style:style>
    <style:style style:name="P6" style:family="paragraph" style:parent-style-name="Text_20_body">
      <style:paragraph-properties fo:margin-left="0cm" fo:margin-right="0cm" fo:widows="1" fo:text-indent="0cm" style:auto-text-indent="false"/>
      <style:text-properties fo:font-weight="normal" fo:background-color="transparent" style:font-weight-asian="normal" style:font-weight-complex="normal"/>
    </style:style>
    <style:style style:name="P7" style:family="paragraph" style:parent-style-name="Text_20_body">
      <style:paragraph-properties fo:margin-left="0cm" fo:margin-right="0cm" fo:widows="1" fo:text-indent="0cm" style:auto-text-indent="false"/>
      <style:text-properties fo:font-style="italic" style:text-underline-style="solid" style:text-underline-width="auto" style:text-underline-color="font-color" fo:font-weight="normal" fo:background-color="transparent" style:font-style-asian="italic" style:font-weight-asian="normal" style:font-style-complex="italic" style:font-weight-complex="normal"/>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style:font-name="arial" fo:font-size="9pt" fo:language="en" fo:country="US" fo:font-style="normal"/>
    </style:style>
    <style:style style:name="T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s humains et les moustiques à La Réunion : variations d'une relation indéfectible</text:p>
      <text:p text:style-name="P4"/>
      <text:p text:style-name="P4">Sandrine Dupé</text:p>
      <text:p text:style-name="P3">Chercheurs associée,</text:p>
      <text:p text:style-name="P3">Eco-anthropologie et Ethnobiologie (UMR 7206)</text:p>
      <text:p text:style-name="P3">17, Place du Trocadéro</text:p>
      <text:p text:style-name="P3">75016 Paris</text:p>
      <text:p text:style-name="P3"><text:a xlink:type="simple" xlink:href="mailto:sandrinedupe@gmail.com" text:style-name="Internet_20_link" text:visited-style-name="Visited_20_Internet_20_Link">sandrinedupe@gmail.com</text:a></text:p>
      <text:p text:style-name="P3"><text:a xlink:type="simple" xlink:href="http://www.ecoanthropologie.cnrs.fr/article534.html" text:style-name="Internet_20_link" text:visited-style-name="Visited_20_Internet_20_Link">http://www.ecoanthropologie.cnrs.fr/article534.html</text:a> </text:p>
      <text:p text:style-name="P6"/>
      <text:p text:style-name="P7">Résumé en français <text:span text:style-name="T1">:</text:span></text:p>
      <text:p text:style-name="P2">Alors que la domestication des insectes a été essentiellement envisagée à travers une relation de contrôle et d'exploitation favorable aux humains, les relations qui lient humains et moustiques à La Réunion nous permettent d'apprécier de plus amples déclinaisons des rapports d'interdépendance entre ces insectes et les humains. </text:p>
      <text:p text:style-name="P2"/>
      <text:p text:style-name="P2"><text:span text:style-name="T1">Malgré eux, les Réunionnais nourrissent et abritent les moustiques à proximité de leurs habitations. Ainsi, le moustique </text:span><text:span text:style-name="T3">Aedes</text:span><text:span text:style-name="T1"> </text:span><text:span text:style-name="T3">albopictus</text:span><text:span text:style-name="T1"> partage avec eux un habitat qui « modifie le microclimat expérimenté par ses habitants » (Leach, 2005 : 353), faisant d'eux des animaux domestiques, sinon domestiqués. </text:span></text:p>
      <text:p text:style-name="P2"><text:span text:style-name="T1"/></text:p>
      <text:p text:style-name="P2"><text:span text:style-name="T1">Depuis 2009, un projet de recherche sur la stérilisation puis le lâcher de moustiques mâles est développé à La Réunion, avec le soutien des pouvoirs publics. Il vise à altérer le lien qui semble indeffectible entre humains et moustiques. Paradoxalement, l'équipe de recherche domestique délibérément des moustiques afin de les retourner contre leurs indésirables congénères. Ces êtres hybrides sont alors voués à restaurer une frontière entre les moustiques « domestiques » et les humains.</text:span></text:p>
      <text:p text:style-name="P2"><text:span text:style-name="T1">La réflexion ouverte par ce paradoxe s'appuie sur une ethnographie des pratiques et représentations des biologistes impliqués dans le projet de stérilisation de moustiques par radiation à La Réunion. Des enquêtes ont été menées entre 2010 et 2013 au sein du programme de recherche.</text:span></text:p>
      <text:p text:style-name="P1"/>
      <text:p text:style-name="P1">Les moustiques stériles transgressent ce que l'on connait de la domestication : ils ne sont pas un outil de production, mais sont transformés de manière à coopérer malgré eux avec les humains dans la lutte contre leur propre espèce. Leur efficacité est alors suspendue à leur apparente sauvageté. Néanmoins, ils ont ceci de commun avec toutes les espèces domestiquées qu'ils sont le produit de nombreuses médiations et transformations réciproques entre humains et codomestiqués.</text:p>
      <text:p text:style-name="P1"/>
      <text:p text:style-name="P2"><text:span text:style-name="T1">La sérilisation des moustiques a pour effet de requalifier à la fois les moustiques et l'espace expérimenté en commun avec ces derniers. Avec la stérilistion des moustiques, les chercheurs et les pouvoirs publics les font passer d'insectes domestiques à insectes domestiqués, de manière à domestiquer une nature devenue </text:span>menaçante. Ils réaffirment ainsi leur pouvoir sur la nature (Digard, 2009).</text:p>
      <text:p text:style-name="P1"/>
      <text:p text:style-name="P1"/>
      <text:p text:style-name="P5">Summary<text:span text:style-name="T6"> </text:span><text:span text:style-name="T2">:</text:span></text:p>
      <text:p text:style-name="P1"/>
      <text:p text:style-name="P1">While the domestication of insects was primarily envisaged through a favorable relationship of control and exploitation to humans, relationships between humans and mosquitoes in Reunion allow us to appreciate further variations of the interrelationships between these insects and humans.</text:p>
      <text:p text:style-name="P1"/>
      <text:p text:style-name="P1">Despite them, the islanders feed and shelter mosquitoes near their homes. Thus, the mosquito <text:span text:style-name="T3">Aedes</text:span> <text:soft-page-break/><text:span text:style-name="T3">albopictus</text:span> shares with them a habitat that "changes the microclimate experienced by its inhabitants" (Leach, 2005: 353), making them domestic, if not domesticated.</text:p>
      <text:p text:style-name="P1"/>
      <text:p text:style-name="P1">Since 2009, a research project on sterilization and the release of male mosquitoes developed in Reunion, with the support of public authories. It aims to alter the relationship which seems indeffectible between humans and mosquitoes. Paradoxically, the research team deliberately domesicate mosquitoes in order to turn them against their unwanted congeners. These chimeras are then doomed to restore a boundary between "domestic" mosquitoes and humans.</text:p>
      <text:p text:style-name="P1">The reflection opened by this paradox is based on an ethnography of practices and representations biologists involved in the mosquito project sterilization by radiation in Reunion. Surveys were conducted between 2010 and 2013 in the research program.</text:p>
      <text:p text:style-name="P1"/>
      <text:p text:style-name="P1">Sterile mosquitoes transgress what we know of domestication: they are not a production tool, but are transformed to cooperate despite themselves with humans in the fight against their own kind. Their effectiveness depends on their apparent wildness. However, they have in common with all domesticated species they are the product of numerous mediations and reciprocal transformations between humans and codomesticated.</text:p>
      <text:p text:style-name="P1"/>
      <text:p text:style-name="P1">The sérilisation mosquito has the effect of reclassifying both mosquitoes and space experienced in common with them. With stérilistion mosquitoes, researchers and public authorities make the move from domestic insects to domesticated insects, in order to domesticate a threatening nature. They thus reaffirm their power over nature (Digard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2-15T15:43:57.03</meta:creation-date>
    <dc:date>2016-02-17T16:06:13.99</dc:date>
    <meta:editing-duration>P2DT22M14S</meta:editing-duration>
    <meta:editing-cycles>8</meta:editing-cycles>
    <meta:generator>OpenOffice/4.1.1$Win32 OpenOffice.org_project/411m6$Build-9775</meta:generator>
    <meta:document-statistic meta:table-count="0" meta:image-count="0" meta:object-count="0" meta:page-count="2" meta:paragraph-count="22" meta:word-count="666" meta:character-count="4590"/>
  </office:meta>
</office:document-meta>
</file>